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officeooo:rsid="001b4a40" officeooo:paragraph-rsid="001b4a40"/>
    </style:style>
    <style:style style:name="P7" style:family="paragraph" style:parent-style-name="Standard">
      <style:text-properties officeooo:paragraph-rsid="001b4a40"/>
    </style:style>
    <style:style style:name="P8" style:family="paragraph" style:parent-style-name="Standard">
      <style:text-properties officeooo:paragraph-rsid="001b834f"/>
    </style:style>
    <style:style style:name="P9" style:family="paragraph" style:parent-style-name="Standard">
      <style:text-properties officeooo:paragraph-rsid="001e51f5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officeooo:rsid="001af91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f918" style:font-weight-asian="normal" style:font-weight-complex="normal"/>
    </style:style>
    <style:style style:name="T11" style:family="text">
      <style:text-properties officeooo:rsid="001b40e6"/>
    </style:style>
    <style:style style:name="T12" style:family="text">
      <style:text-properties officeooo:rsid="001b4a40"/>
    </style:style>
    <style:style style:name="T13" style:family="text">
      <style:text-properties officeooo:rsid="001b834f"/>
    </style:style>
    <style:style style:name="T14" style:family="text">
      <style:text-properties officeooo:rsid="001c84f3"/>
    </style:style>
    <style:style style:name="T15" style:family="text">
      <style:text-properties officeooo:rsid="001e51f5"/>
    </style:style>
    <style:style style:name="T16" style:family="text">
      <style:text-properties officeooo:rsid="001fd965"/>
    </style:style>
    <style:style style:name="T17" style:family="text">
      <style:text-properties officeooo:rsid="00203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4">Betriebsarten</text:span></text:p>
      <text:p text:style-name="P1"><text:tab/><text:span text:style-name="T4">Stapelverarbeitung</text:span> (Lochkarten)</text:p>
      <text:p text:style-name="P1"><text:tab/><text:tab/>- Rechnerfamilien für wissenschaftliche und kommerzielle Berechnungen</text:p>
      <text:p text:style-name="P1"><text:tab/><text:tab/>- günstig (ICs statt Röhren)</text:p>
      <text:p text:style-name="P1"><text:tab/><text:tab/>- Software sollte auf diversen Rechnern laufen</text:p>
      <text:p text:style-name="P1"/>
      <text:p text:style-name="P1"><text:tab/><text:span text:style-name="T4">Mehrprogrammbetrieb</text:span> (Mutliprogramming, Multitasking)</text:p>
      <text:p text:style-name="P1"><text:tab/><text:tab/>- Gleichzeitiges Bereithalten mehrerer Jobs im Hauptspeicher (Partitionierung)</text:p>
      <text:p text:style-name="P1"><text:tab/><text:tab/>- Auf anderen Job umschalten statt auf E/A zu warten</text:p>
      <text:p text:style-name="P1"><text:tab/><text:tab/>- Timesharing</text:p>
      <text:p text:style-name="P1"><text:tab/><text:tab/><text:tab/>- Jeder Benutzer hat Zugang zum System über sein Terminal</text:p>
      <text:p text:style-name="P1"/>
      <text:p text:style-name="P2"><text:span text:style-name="T1">2) </text:span><text:span text:style-name="T5">Betriebssystemstrukturen</text:span></text:p>
      <text:p text:style-name="P1"><text:tab/>Kernaufruf</text:p>
      <text:p text:style-name="P1"><text:tab/><text:tab/>- Anwendungsprogramm springt über TRAP in den Kern und führt den Code selbst <text:tab/><text:tab/>aus.</text:p>
      <text:p text:style-name="P1"><text:tab/><text:tab/>- BS Code bestimmt die Nummer des angeforderten Dienstes.</text:p>
      <text:p text:style-name="P1"><text:tab/><text:tab/>- BS Code lokalisiert Prozedur-Code für Systemaufruf und ruft sie auf.</text:p>
      <text:p text:style-name="P1"><text:tab/><text:tab/>- Kontrolle wird an das Anwendungsprogramm zurückgegeben.</text:p>
      <text:p text:style-name="P1"><text:tab/><text:tab/>- Wichtig: Kern selbst ist passiv (Menge von Datenstrukturen und Prozeduren)</text:p>
      <text:p text:style-name="P1"/>
      <text:p text:style-name="P1"><text:tab/><text:span text:style-name="T2">Betriebsmodi</text:span></text:p>
      <text:p text:style-name="P2"><text:span text:style-name="T1"><text:tab/><text:tab/>- </text:span><text:span text:style-name="T2">meisten 2 Modi (privilegiert, nicht-privilegiert), bei x86 4 Modi.</text:span></text:p>
      <text:p text:style-name="P2"><text:tab/><text:tab/>- <text:span text:style-name="T2">Hardwaresicht (Privilegierter Modus)</text:span></text:p>
      <text:p text:style-name="P3"><text:tab/><text:tab/><text:tab/>- <text:span text:style-name="T2">Sperren von Unterbrechungen, Zugriff auf Speicherverwaltung-Hardware</text:span></text:p>
      <text:p text:style-name="P3"><text:tab/><text:tab/><text:tab/>- <text:span text:style-name="T2">Exceptions (Interrupts,TRAPs und Faults (z.B. division by 0)) schalten in <text:tab/><text:tab/><text:tab/>den privilegierten Modus</text:span></text:p>
      <text:p text:style-name="P3"><text:tab/><text:tab/>- <text:span text:style-name="T2">Betriebssystemsicht (Benutzungsmodus = nicht-privilegiert)</text:span></text:p>
      <text:p text:style-name="P3"><text:tab/><text:tab/><text:tab/>- <text:span text:style-name="T2">Beschränkter Zugriff auf Betriebsmittel</text:span></text:p>
      <text:p text:style-name="P3"><text:tab/><text:tab/><text:tab/>- <text:span text:style-name="T2">Unberechtigter Zugriff auf Betriebsmittel lösen Faults aus</text:span><text:tab/><text:tab/><text:tab/></text:p>
      <text:p text:style-name="P3"><text:tab/><text:tab/><text:tab/>- <text:span text:style-name="T2">Unerlaubte Operationen lösen Faults aus<text:tab/></text:span></text:p>
      <text:p text:style-name="P3"><text:tab/><text:tab/><text:tab/>- <text:span text:style-name="T2">Systemcall = expliziter TRAP Befehl</text:span></text:p>
      <text:p text:style-name="P3"><text:tab/><text:tab/>- <text:span text:style-name="T2">Betriebssystemsicht (privilegiert)</text:span></text:p>
      <text:p text:style-name="P3"><text:tab/><text:tab/><text:tab/>- <text:span text:style-name="T2">Uneingeschränkter Zugriff auf alle Betriebsmittel</text:span></text:p>
      <text:p text:style-name="P3"><text:tab/><text:tab/><text:tab/>- <text:span text:style-name="T2">Faults und Exceptions führen zum Absturz</text:span></text:p>
      <text:p text:style-name="P3"><text:tab/><text:tab/></text:p>
      <text:p text:style-name="P3"><text:tab/><text:span text:style-name="T5">Monolithische Systeme</text:span><text:span text:style-name="T2"> </text:span><text:span text:style-name="T3">(Windows, Unix, ...)</text:span></text:p>
      <text:p text:style-name="P3"><text:tab/><text:tab/>- <text:span text:style-name="T3">prozedurorientiert</text:span></text:p>
      <text:p text:style-name="P3"><text:tab/><text:tab/><text:tab/>- <text:span text:style-name="T3">Kern ist passiv und der Code besteht aus einer Menge von Prozeduren</text:span></text:p>
      <text:p text:style-name="P3"><text:tab/><text:tab/><text:tab/>- <text:span text:style-name="T3">Struktur: Hauptprogramme → Dienstprozeduren → Hilfsprozeduren</text:span></text:p>
      <text:p text:style-name="P3"><text:tab/><text:tab/>- <text:span text:style-name="T3">Nachteil: Viel Code → viele Fehler, nicht alle Anwedungen benötigen alle Dienste</text:span></text:p>
      <text:p text:style-name="P3"><text:tab/><text:tab/>, <text:span text:style-name="T3">Art und Anzahl der Dienste vom Kern vorgegeben</text:span></text:p>
      <text:p text:style-name="P3"/>
      <text:p text:style-name="P3"><text:tab/><text:span text:style-name="T6">Client/Server-Strukturen </text:span><text:span text:style-name="T3">(Mikrokerne)</text:span></text:p>
      <text:p text:style-name="P3"><text:tab/><text:tab/>- <text:span text:style-name="T3">Ansatz: Nur Dienste die im Kernmodus laufen müssen, dürfen in diesem laufen</text:span></text:p>
      <text:p text:style-name="P3"><text:tab/><text:tab/>- <text:span text:style-name="T3">Dateisystem, Netzwerkprotokolle, Speicherverwaltung müssen nicht im Kern sein</text:span></text:p>
      <text:p text:style-name="P3"><text:tab/><text:tab/> , „<text:span text:style-name="T3">Server“-Prozesse (ohne besondere Privilegien) bieten diese Dienste an</text:span></text:p>
      <text:p text:style-name="P3"><text:tab/><text:tab/>- <text:span text:style-name="T3">Kern bietet nur Dienste zur Kommunikation zwischen Klienten (Anwendungen)</text:span></text:p>
      <text:p text:style-name="P3"><text:tab/><text:tab/><text:span text:style-name="T3">und Servern untereinander an</text:span></text:p>
      <text:p text:style-name="P4"><text:tab/><text:tab/>- <text:span text:style-name="T8">Dienste werden durch Nachtrichten per </text:span><text:span text:style-name="T3">IPC: Interprozesskommunikation </text:span><text:span text:style-name="T8">von <text:tab/><text:tab/><text:tab/>Servern angefordert (send &amp; receive)</text:span></text:p>
      <text:p text:style-name="P4"><text:tab/><text:tab/>- <text:span text:style-name="T8">Server liefern Dienste auch mit IPC-Nachrichten (reply &amp; wait)</text:span></text:p>
      <text:p text:style-name="P4"><text:soft-page-break/><text:tab/><text:tab/>-<text:span text:style-name="T8">Vorteile: Isolation der Systemteile, Erweiterbarkeit, Nachrichtenbasiert</text:span></text:p>
      <text:p text:style-name="P4"><text:tab/><text:tab/>- <text:span text:style-name="T8">Policy &amp; Mechanism</text:span></text:p>
      <text:p text:style-name="P4"><text:tab/><text:tab/><text:tab/>- <text:span text:style-name="T8">Beispiel Speicherverwaltung</text:span><text:tab/></text:p>
      <text:p text:style-name="P4"><text:tab/><text:tab/><text:tab/><text:tab/>- <text:span text:style-name="T8">Strategie (policy): Zuteilung von Speicher an Prozesse</text:span></text:p>
      <text:p text:style-name="P4"><text:tab/><text:tab/><text:tab/><text:tab/>- <text:span text:style-name="T8">Mechanismus (mechanism): Konfiguration der Hardware</text:span></text:p>
      <text:p text:style-name="P4"><text:tab/><text:tab/>- <text:span text:style-name="T8">µKern SOLLTE klein und wenig komplex sein</text:span></text:p>
      <text:p text:style-name="P4"/>
      <text:p text:style-name="P4"><text:s/><text:tab/>-<text:span text:style-name="T8">Single Server: Monolithisches BS in Server umwandeln</text:span></text:p>
      <text:p text:style-name="P4"><text:tab/><text:tab/>- <text:span text:style-name="T8">Mehrere BS in einem Rechner, große Trusted Code Base, schlechte Performance</text:span></text:p>
      <text:p text:style-name="P4"/>
      <text:p text:style-name="P4"/>
      <text:p text:style-name="P5"><text:tab/><text:span text:style-name="T8">Virtualisierung</text:span></text:p>
      <text:p text:style-name="P5"><text:tab/><text:tab/><text:span text:style-name="T9">- </text:span><text:span text:style-name="T10">Virtuelle Maschinen (Beispiel VM/370)</text:span></text:p>
      <text:p text:style-name="P4"><text:tab/><text:tab/><text:tab/>- <text:span text:style-name="T8">Trennen der Funktionen „Mehrprogrammbetrieb“ und „erweiterte <text:tab/><text:tab/><text:tab/><text:tab/>Maschine“</text:span></text:p>
      <text:p text:style-name="P4"><text:tab/><text:tab/><text:tab/>- <text:span text:style-name="T8">Virtualisierung durch Hypervisor</text:span></text:p>
      <text:p text:style-name="P4"><text:tab/><text:tab/><text:tab/>- <text:span text:style-name="T8">virtuelle Maschinene als identische Kopien der Hardware</text:span></text:p>
      <text:p text:style-name="P4"><text:tab/><text:tab/><text:tab/>-<text:span text:style-name="T8">in jeder virtuellen Maschine: übliches Betriebssystem</text:span></text:p>
      <text:p text:style-name="P4"><text:tab/><text:tab/>- <text:span text:style-name="T8">Virtualisierbarkeit (Anforderung: Identisches Verhalten der VM)</text:span></text:p>
      <text:p text:style-name="P4"><text:tab/><text:tab/><text:tab/>- <text:span text:style-name="T8">Emulation: Nachbild der HW ins SW (ineffizient!) [Bochs, JWVM]</text:span></text:p>
      <text:p text:style-name="P4"><text:tab/><text:tab/><text:tab/>- <text:span text:style-name="T8">Virtualisierung: die meisten Befehle werden von der realen Hardware</text:span></text:p>
      <text:p text:style-name="P4"><text:tab/><text:tab/><text:tab/><text:span text:style-name="T8">ausgeführt,der Rest emuliert(schnell, Architekturabhängig)[QEMU,VMWare]</text:span></text:p>
      <text:p text:style-name="P4"><text:tab/><text:tab/><text:tab/>- <text:span text:style-name="T11">Paravirtualisierung (Falls nicht virtualisierbar): Priviligierte Befehle</text:span></text:p>
      <text:p text:style-name="P4"><text:tab/><text:tab/><text:tab/><text:span text:style-name="T11">des Gast-BS durch „Hypercalls“ (= Aufrufe in den Hypervisor) ersetzen.</text:span></text:p>
      <text:p text:style-name="P4"><text:tab/><text:tab/><text:tab/><text:span text:style-name="T11">Schnell oder schneller als Virtualisierung, aber Gast-BS muss angepasst <text:tab/><text:tab/><text:tab/><text:tab/>werden. [Xen, KVM, Hyper-V]</text:span></text:p>
      <text:p text:style-name="P4"/>
      <text:p text:style-name="P4"/>
      <text:p text:style-name="P6">3) <text:span text:style-name="T4">Prozesse und Threads</text:span></text:p>
      <text:p text:style-name="P4"/>
      <text:p text:style-name="P7"><text:tab/><text:span text:style-name="T12">Prozessmodell</text:span></text:p>
      <text:p text:style-name="P7"><text:tab/><text:tab/>- <text:span text:style-name="T12">Prozess: ein in sich in Ausführung befindliches Programm inkl.Stack, Register,Pc</text:span></text:p>
      <text:p text:style-name="P4"><text:tab/><text:tab/><text:tab/>- <text:span text:style-name="T12">Menge von (virtuellen) Adressen, von Prozess zugreifbar</text:span></text:p>
      <text:p text:style-name="P4"><text:tab/><text:tab/><text:tab/>- <text:span text:style-name="T12">Programm und Daten in Addressraum sichtbar</text:span></text:p>
      <text:p text:style-name="P4"><text:tab/><text:tab/>- <text:span text:style-name="T12">Verhältnis Prozessor - Prozessor</text:span></text:p>
      <text:p text:style-name="P4"><text:tab/><text:tab/><text:tab/>- <text:span text:style-name="T12">Prozess besitzt konzeptionel eigenen virtuellen Prozessor</text:span></text:p>
      <text:p text:style-name="P4"><text:tab/><text:tab/><text:tab/>- <text:span text:style-name="T12">Reale(r) Prozessor(en) werden zwischen virtuellen Prozessoren <text:tab/><text:tab/><text:tab/><text:tab/><text:tab/>umgeschaltet (Mehrprogrammbetrieb)</text:span></text:p>
      <text:p text:style-name="P4"><text:tab/><text:tab/><text:tab/>- <text:span text:style-name="T12">Umschaltungseinheit heißt Scheduler oder Dispatcher</text:span></text:p>
      <text:p text:style-name="P4"><text:tab/><text:tab/><text:tab/>- <text:span text:style-name="T12">Umschaltvorgang heißt Prozesswechsel oder Kontextwechsel</text:span></text:p>
      <text:p text:style-name="P4"><text:tab/><text:tab/>- <text:span text:style-name="T13">Prozesserzeugung</text:span></text:p>
      <text:p text:style-name="P4"><text:tab/><text:tab/><text:tab/><text:span text:style-name="T13">1) feste Menge von Prozessen werden beim Systemstart erzeugt</text:span></text:p>
      <text:p text:style-name="P4"><text:tab/><text:tab/><text:tab/><text:span text:style-name="T13">einfache, meist eingebettete System [Motorsteuerung, Videorekorder]</text:span></text:p>
      <text:p text:style-name="P4"><text:tab/><text:tab/><text:tab/><text:span text:style-name="T13">einfache Verwaltung, deterministisches Zeitverhalten, unflexibel</text:span></text:p>
      <text:p text:style-name="P8"><text:tab/><text:tab/><text:tab/></text:p>
      <text:p text:style-name="P8"><text:span text:style-name="T13"><text:tab/><text:tab/><text:tab/>2) dynamisch (es können im Laufe der Zeit neue Prozesse erzeugt werden)</text:span></text:p>
      <text:p text:style-name="P4"><text:tab/><text:tab/><text:tab/><text:span text:style-name="T13">impliziert die Bereitstellung geigneter Systemaufrufen durch BS</text:span></text:p>
      <text:p text:style-name="P4"><text:tab/><text:tab/>- <text:span text:style-name="T13">Prozessende</text:span></text:p>
      <text:p text:style-name="P4"><text:tab/><text:tab/><text:tab/><text:span text:style-name="T13">1) freiwillig: Prozess ist fertig (egal ob erfolgreich oder nicht)</text:span></text:p>
      <text:p text:style-name="P4"><text:tab/><text:tab/><text:tab/><text:span text:style-name="T13">2) unfreiwillig: Prozess WIRD beendet (Bsp: Division 0, Segmentation Fault)</text:span></text:p>
      <text:p text:style-name="P4"><text:tab/><text:tab/>- <text:span text:style-name="T13">Prozesshierarchie (Unix ja, Windows nein [Prozesse gleichwertig])</text:span></text:p>
      <text:p text:style-name="P4"/>
      <text:p text:style-name="P4"><text:soft-page-break/><text:tab/><text:tab/>-<text:span text:style-name="T13">Prozesszustände (aktiv, bereit, schlafend/blockiert) selten auch initiert, terminiert</text:span></text:p>
      <text:p text:style-name="P9"><text:tab/></text:p>
      <text:p text:style-name="P9"><text:tab/><text:span text:style-name="T15">Implementierung</text:span></text:p>
      <text:p text:style-name="P9"><text:tab/><text:tab/>- <text:span text:style-name="T14">PCB (Process Control Block)</text:span></text:p>
      <text:p text:style-name="P4"><text:tab/><text:tab/><text:tab/>- <text:span text:style-name="T14">Prozessverwaltung: Register, Id, Pc, StackPtr, Flags, Signal, Parent, Zustand</text:span></text:p>
      <text:p text:style-name="P4"><text:tab/><text:tab/><text:tab/>- <text:span text:style-name="T14">Speicherverwaltung: zeiger auf .text .data .bss, real und effektiv UID &amp; GID</text:span></text:p>
      <text:p text:style-name="P4"><text:tab/><text:tab/><text:tab/>- <text:span text:style-name="T14">Dateisystem: effektive UID &amp; GID, Flags, Wurzel- &amp; aktuelles Verzeichnis</text:span></text:p>
      <text:p text:style-name="P4"><text:tab/><text:tab/><text:tab/>- <text:span text:style-name="T15">Zeiger zur Verkettung des PCB in (verschiedenen) Warteschlangen</text:span></text:p>
      <text:p text:style-name="P4"><text:tab/><text:tab/>- <text:span text:style-name="T15">Scheduler-Aktivierung</text:span></text:p>
      <text:p text:style-name="P4"><text:tab/><text:tab/><text:tab/>- <text:span text:style-name="T15">kooperatives Multitasking: Problem MUSS Kontrolle an BS abgeben</text:span><text:tab/></text:p>
      <text:p text:style-name="P4"><text:tab/><text:tab/><text:tab/>- <text:span text:style-name="T15">preemptiv: </text:span><text:span text:style-name="T16">Code wird unterbrochen bei z.B. Ablauf eines Timers, Scheduler</text:span></text:p>
      <text:p text:style-name="P4"><text:tab/><text:tab/><text:tab/><text:span text:style-name="T16">wird aufgerufen</text:span><text:tab/></text:p>
      <text:p text:style-name="P4"><text:tab/><text:tab/>- <text:span text:style-name="T16">Unterbrechungsbehandlung</text:span></text:p>
      <text:p text:style-name="P4"><text:tab/><text:tab/><text:tab/>- <text:span text:style-name="T16">Interrupt-Handler: Interrupt-Vektor-Tabelle (IVT) enthält Interrupts mit IDs</text:span></text:p>
      <text:p text:style-name="P4"><text:tab/><text:tab/><text:tab/>- <text:span text:style-name="T16">Ablauf: <text:tab/>Pc (u.a.) wird durch HW auf dem Stack abgelegt</text:span></text:p>
      <text:p text:style-name="P4"><text:tab/><text:tab/><text:tab/><text:tab/><text:tab/><text:span text:style-name="T16">HW lädt Pc-Inhalt aus Unterbrechungsvektor</text:span></text:p>
      <text:p text:style-name="P4"><text:tab/><text:tab/><text:tab/><text:tab/><text:tab/><text:span text:style-name="T16">Assembly-Routine rettet Registerinhalte</text:span></text:p>
      <text:p text:style-name="P4"><text:tab/><text:tab/><text:tab/><text:tab/><text:tab/><text:span text:style-name="T16">Assembly-Routine bereitet den neuen Stack vor</text:span><text:tab/><text:tab/><text:tab/><text:tab/><text:tab/><text:tab/><text:tab/><text:span text:style-name="T16">C-Prozedur markiert den unterbrochenen Prozess als bereit</text:span><text:tab/></text:p>
      <text:p text:style-name="P4"><text:tab/><text:tab/><text:tab/><text:tab/><text:tab/><text:span text:style-name="T16">Scheduler bestimmt den nächsten auszuführenden Prozess</text:span></text:p>
      <text:p text:style-name="P4"><text:tab/><text:tab/><text:tab/><text:tab/><text:tab/><text:span text:style-name="T16">C-Prozedur gibt Kontrolle an die Assembly-Routine zurück</text:span></text:p>
      <text:p text:style-name="P4"><text:tab/><text:tab/><text:tab/><text:tab/><text:tab/><text:span text:style-name="T16">Assembly-Routine startet den ausgewählten Prozess</text:span></text:p>
      <text:p text:style-name="P4"><text:tab/><text:tab/>- <text:span text:style-name="T16">Interrupts aus Sicht des Prozesses</text:span></text:p>
      <text:p text:style-name="P4"><text:tab/><text:tab/><text:tab/>- <text:span text:style-name="T16">IRT: Interrupt Response Time</text:span></text:p>
      <text:p text:style-name="P4"><text:tab/><text:tab/><text:tab/>- <text:span text:style-name="T16">PDLT Process Dispatch Latency Time</text:span></text:p>
      <text:p text:style-name="P4"><text:tab/><text:tab/><text:tab/>- <text:span text:style-name="T16">SWT Process Switch Time</text:span></text:p>
      <text:p text:style-name="P4"/>
      <text:p text:style-name="P4"><text:tab/><text:span text:style-name="T16">Threads (Leichtgewichtsprozesse für billige Nebenläufigkeit im Prozessadressraum)</text:span></text:p>
      <text:p text:style-name="P4"><text:tab/><text:tab/>- <text:span text:style-name="T17">Idee einer „parallel ausgeführten Programmfunktion“</text:span></text:p>
      <text:p text:style-name="P4"><text:tab/><text:tab/>- <text:span text:style-name="T17">eigener Prozessor-Context (Registerinhalte usw.)</text:span></text:p>
      <text:p text:style-name="P4"><text:tab/><text:tab/>- <text:span text:style-name="T17">eigener Stack (i.d.R. 2, getrennt für unser und kernel mode)</text:span></text:p>
      <text:p text:style-name="P4"><text:tab/><text:tab/>- <text:span text:style-name="T17">eigener kleiner privater Datenbereich (Thread Local Storage)</text:span></text:p>
      <text:p text:style-name="P4"><text:tab/><text:tab/>- <text:span text:style-name="T17">Threads nutzen alles Betriebsmittel, Programm- &amp; Adressraum des Prozesses</text:span></text:p>
      <text:p text:style-name="P4"><text:tab/><text:tab/>- <text:span text:style-name="T17">WICHTIG: Bein 1-Prozessorsystemen kein Performancegewinn</text:span></text:p>
      <text:p text:style-name="P4"><text:tab/><text:tab/>- <text:span text:style-name="T17">Kooperationsformen: Verteiler-/Arbeitermodell, Teammodell, Fließbandmodell</text:span></text:p>
      <text:p text:style-name="P4"><text:tab/><text:tab/>- <text:span text:style-name="T17">Implementierung</text:span></text:p>
      <text:p text:style-name="P4"><text:tab/><text:tab/><text:tab/>- <text:span text:style-name="T17">Thread-Bibliothek (User level threads)</text:span></text:p>
      <text:p text:style-name="P4"><text:tab/><text:tab/><text:tab/><text:tab/>- <text:span text:style-name="T17">Threadfunktionen/Kontextwechsel auf Applikationsebene</text:span></text:p>
      <text:p text:style-name="P4"><text:tab/><text:tab/><text:tab/><text:tab/>- <text:span text:style-name="T17">einfache Implementierung, keine Nutzung von MehrprozessorArch</text:span></text:p>
      <text:p text:style-name="P4"><text:tab/><text:tab/><text:tab/>- <text:span text:style-name="T17">Im BS-Kern (Kernel level threads)</text:span></text:p>
      <text:p text:style-name="P4"><text:tab/><text:tab/><text:tab/><text:tab/>- <text:span text:style-name="T17">Threads als Einheiten denen Prozessoren zugeordnet sind</text:span></text:p>
      <text:p text:style-name="P4"><text:tab/><text:tab/><text:tab/><text:tab/>- <text:span text:style-name="T17">Nutzung von Mehrprozessor Architekturen,Kernelunterstüzung nötig</text:span></text:p>
      <text:p text:style-name="P4"><text:tab/></text:p>
      <text:p text:style-name="P4"><text:span text:style-name="T17">4) </text:span><text:span text:style-name="T7">Scheduling</text:span><text:span text:style-name="T4"><text:tab/></text:span><text:tab/><text:tab/>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0T19:41:33.017644485</dc:date>
    <meta:editing-duration>PT10M38S</meta:editing-duration>
    <meta:editing-cycles>1</meta:editing-cycles>
    <meta:document-statistic meta:table-count="0" meta:image-count="0" meta:object-count="0" meta:page-count="4" meta:paragraph-count="130" meta:word-count="856" meta:character-count="7072" meta:non-whitespace-character-count="5981"/>
    <meta:generator>LibreOffice/6.4.7.2$Linux_X86_64 LibreOffice_project/40$Build-2</meta:generator>
  </office:meta>
</office:document-meta>
</file>